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3cm"/>
    </style:style>
    <style:style style:name="co2" style:family="table-column">
      <style:table-column-properties fo:break-before="auto" style:column-width="11.553cm"/>
    </style:style>
    <style:style style:name="co3" style:family="table-column">
      <style:table-column-properties fo:break-before="auto" style:column-width="6.12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3.951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reference(s)</text:p>
          </table:table-cell>
          <table:table-cell office:value-type="string">
            <text:p>footprint</text:p>
          </table:table-cell>
          <table:table-cell office:value-type="string">
            <text:p>library</text:p>
          </table:table-cell>
          <table:table-cell office:value-type="string">
            <text:p>library partname</text:p>
          </table:table-cell>
          <table:table-cell office:value-type="string">
            <text:p>digikey partnumber</text:p>
          </table:table-cell>
          <table:table-cell office:value-type="string">
            <text:p>quantity avaible on digikey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price per un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1</text:p>
          </table:table-cell>
          <table:table-cell office:value-type="string">
            <text:p>frep:USB_Micro</text:p>
          </table:table-cell>
          <table:table-cell office:value-type="string">
            <text:p>frep</text:p>
          </table:table-cell>
          <table:table-cell office:value-type="string">
            <text:p>USB-MICRO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, S2, S3</text:p>
          </table:table-cell>
          <table:table-cell office:value-type="string">
            <text:p>frep:Switch_SPDT</text:p>
          </table:table-cell>
          <table:table-cell office:value-type="string">
            <text:p>frep</text:p>
          </table:table-cell>
          <table:table-cell office:value-type="string">
            <text:p>SPDT</text:p>
          </table:table-cell>
          <table:table-cell office:value-type="string">
            <text:p>CKN9565-ND</text:p>
          </table:table-cell>
          <table:table-cell office:value-type="float" office:value="18261">
            <text:p>18261</text:p>
          </table:table-cell>
          <table:table-cell office:value-type="string">
            <text:p>SWITCH SLIDE SPDT 100MA 12V</text:p>
          </table:table-cell>
          <table:table-cell office:value-type="string">
            <text:p>C&amp;K Components</text:p>
          </table:table-cell>
          <table:table-cell office:value-type="string">
            <text:p>0.48000 E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, P2</text:p>
          </table:table-cell>
          <table:table-cell office:value-type="string">
            <text:p>frep:JST-PH-2-THM</text:p>
          </table:table-cell>
          <table:table-cell office:value-type="string">
            <text:p>conn</text:p>
          </table:table-cell>
          <table:table-cell office:value-type="string">
            <text:p>CONN_2</text:p>
          </table:table-cell>
          <table:table-cell office:value-type="string">
            <text:p>455-1704-ND</text:p>
          </table:table-cell>
          <table:table-cell office:value-type="float" office:value="206624">
            <text:p>206624</text:p>
          </table:table-cell>
          <table:table-cell office:value-type="string">
            <text:p>CONN HEADER PH TOP 2POS 2MM</text:p>
          </table:table-cell>
          <table:table-cell office:value-type="string">
            <text:p>JST Sales America Inc</text:p>
          </table:table-cell>
          <table:table-cell office:value-type="string">
            <text:p>0.16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43.0KCCT-ND</text:p>
          </table:table-cell>
          <table:table-cell office:value-type="float" office:value="54738">
            <text:p>54738</text:p>
          </table:table-cell>
          <table:table-cell office:value-type="string">
            <text:p>RES SMD 43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3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78.7KCCT-ND</text:p>
          </table:table-cell>
          <table:table-cell office:value-type="float" office:value="17911">
            <text:p>17911</text:p>
          </table:table-cell>
          <table:table-cell office:value-type="string">
            <text:p>RES SMD 78.7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5, R1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49.9KCCT-ND</text:p>
          </table:table-cell>
          <table:table-cell office:value-type="float" office:value="170677">
            <text:p>170677</text:p>
          </table:table-cell>
          <table:table-cell office:value-type="string">
            <text:p>RES SMD 49.9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6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5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4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C1, IC2, IC3</text:p>
          </table:table-cell>
          <table:table-cell office:value-type="string">
            <text:p>frep:SOIC8</text:p>
          </table:table-cell>
          <table:table-cell office:value-type="string">
            <text:p>frep</text:p>
          </table:table-cell>
          <table:table-cell office:value-type="string">
            <text:p>OPAMP-DUALU</text:p>
          </table:table-cell>
          <table:table-cell office:value-type="string">
            <text:p>LM358MXFSCT-ND</text:p>
          </table:table-cell>
          <table:table-cell office:value-type="float" office:value="25585">
            <text:p>25585</text:p>
          </table:table-cell>
          <table:table-cell office:value-type="string">
            <text:p>IC OPAMP GP 8SOIC</text:p>
          </table:table-cell>
          <table:table-cell office:value-type="string">
            <text:p>Fairchild Semiconductor</text:p>
          </table:table-cell>
          <table:table-cell office:value-type="string">
            <text:p>0.43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4, R5, R16, R17, R18, R19, R20, R21, R22, R23, R33, R32, R31, R3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220CCT-ND</text:p>
          </table:table-cell>
          <table:table-cell office:value-type="float" office:value="129123">
            <text:p>129123</text:p>
          </table:table-cell>
          <table:table-cell office:value-type="string">
            <text:p>RES SMD 220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B1</text:p>
          </table:table-cell>
          <table:table-cell office:value-type="string">
            <text:p>frep:Powerboost1000C</text:p>
          </table:table-cell>
          <table:table-cell office:value-type="string">
            <text:p>frep</text:p>
          </table:table-cell>
          <table:table-cell office:value-type="string">
            <text:p>PowerBoos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300CCT-ND</text:p>
          </table:table-cell>
          <table:table-cell office:value-type="float" office:value="100172">
            <text:p>100172</text:p>
          </table:table-cell>
          <table:table-cell office:value-type="string">
            <text:p>RES SMD 300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2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G1</text:p>
          </table:table-cell>
          <table:table-cell office:value-type="string">
            <text:p>frep:4digit7segment</text:p>
          </table:table-cell>
          <table:table-cell office:value-type="string">
            <text:p>frep</text:p>
          </table:table-cell>
          <table:table-cell office:value-type="string">
            <text:p>4_x_7Segment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1, U3</text:p>
          </table:table-cell>
          <table:table-cell office:value-type="string">
            <text:p>frep:SO16</text:p>
          </table:table-cell>
          <table:table-cell office:value-type="string">
            <text:p>74xx</text:p>
          </table:table-cell>
          <table:table-cell office:value-type="string">
            <text:p>74HC595</text:p>
          </table:table-cell>
          <table:table-cell office:value-type="string">
            <text:p>296-14858-1-ND</text:p>
          </table:table-cell>
          <table:table-cell office:value-type="float" office:value="8552">
            <text:p>8552</text:p>
          </table:table-cell>
          <table:table-cell office:value-type="string">
            <text:p>IC 8BIT SHIFT REG 3ST-OUT 16SOIC</text:p>
          </table:table-cell>
          <table:table-cell office:value-type="string">
            <text:p>Texas Instruments</text:p>
          </table:table-cell>
          <table:table-cell office:value-type="string">
            <text:p>0.61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1</text:p>
          </table:table-cell>
          <table:table-cell office:value-type="string">
            <text:p>frep:Pin_Proto_Straight_1x03</text:p>
          </table:table-cell>
          <table:table-cell office:value-type="string">
            <text:p>device</text:p>
          </table:table-cell>
          <table:table-cell office:value-type="string">
            <text:p>JUMPER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2</text:p>
          </table:table-cell>
          <table:table-cell office:value-type="string">
            <text:p>frep:USB-A-Jack</text:p>
          </table:table-cell>
          <table:table-cell office:value-type="string">
            <text:p>frep</text:p>
          </table:table-cell>
          <table:table-cell office:value-type="string">
            <text:p>USB-A-Jack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7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9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Q3, Q1, Q2, Q4, Q5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MOSFET-P</text:p>
          </table:table-cell>
          <table:table-cell office:value-type="string">
            <text:p>DMG3415UDICT-ND</text:p>
          </table:table-cell>
          <table:table-cell office:value-type="float" office:value="21025">
            <text:p>21025</text:p>
          </table:table-cell>
          <table:table-cell office:value-type="string">
            <text:p>MOSFET P-CH 20V 4A SOT-23</text:p>
          </table:table-cell>
          <table:table-cell office:value-type="string">
            <text:p>Diodes Incorporated</text:p>
          </table:table-cell>
          <table:table-cell office:value-type="string">
            <text:p>0.48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frep:SOT23</text:p>
          </table:table-cell>
          <table:table-cell office:value-type="string">
            <text:p>device</text:p>
          </table:table-cell>
          <table:table-cell office:value-type="string">
            <text:p>DOUBLE_SCH_KCOM</text:p>
          </table:table-cell>
          <table:table-cell office:value-type="string">
            <text:p>SDM40E20LC-7DICT-ND</text:p>
          </table:table-cell>
          <table:table-cell office:value-type="float" office:value="3022">
            <text:p>3022</text:p>
          </table:table-cell>
          <table:table-cell office:value-type="string">
            <text:p>DIODE ARRAY SCHOTTKY 20V SOT23-3</text:p>
          </table:table-cell>
          <table:table-cell office:value-type="string">
            <text:p>Diodes Incorporated</text:p>
          </table:table-cell>
          <table:table-cell office:value-type="string">
            <text:p>0.72000 E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2, D10, D12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ZENER_SOT23</text:p>
          </table:table-cell>
          <table:table-cell office:value-type="string">
            <text:p>568-6472-1-ND</text:p>
          </table:table-cell>
          <table:table-cell office:value-type="float" office:value="7638">
            <text:p>7638</text:p>
          </table:table-cell>
          <table:table-cell office:value-type="string">
            <text:p>DIODE ZENER 5.3V 250MW SOT23</text:p>
          </table:table-cell>
          <table:table-cell office:value-type="string">
            <text:p>NXP Semiconductors</text:p>
          </table:table-cell>
          <table:table-cell office:value-type="string">
            <text:p>0.46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frep:SOIC8</text:p>
          </table:table-cell>
          <table:table-cell office:value-type="string">
            <text:p>special</text:p>
          </table:table-cell>
          <table:table-cell office:value-type="string">
            <text:p>ICL7660</text:p>
          </table:table-cell>
          <table:table-cell office:value-type="string">
            <text:p>ICL7660AIBAZA-ND</text:p>
          </table:table-cell>
          <table:table-cell office:value-type="float" office:value="3534">
            <text:p>3534</text:p>
          </table:table-cell>
          <table:table-cell office:value-type="string">
            <text:p>IC REG SWTCHD CAP INV 45MA 8SOIC</text:p>
          </table:table-cell>
          <table:table-cell office:value-type="string">
            <text:p>Intersil</text:p>
          </table:table-cell>
          <table:table-cell office:value-type="string">
            <text:p>1.79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frep:TQFP44</text:p>
          </table:table-cell>
          <table:table-cell office:value-type="string">
            <text:p>frep</text:p>
          </table:table-cell>
          <table:table-cell office:value-type="string">
            <text:p>ATMEGA32U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frep:HC49UP</text:p>
          </table:table-cell>
          <table:table-cell office:value-type="string">
            <text:p>device</text:p>
          </table:table-cell>
          <table:table-cell office:value-type="string">
            <text:p>CRYST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1</text:p>
          </table:table-cell>
          <table:table-cell office:value-type="string">
            <text:p>frep:Pin_Header_Straight_1x10</text:p>
          </table:table-cell>
          <table:table-cell office:value-type="string">
            <text:p>conn</text:p>
          </table:table-cell>
          <table:table-cell office:value-type="string">
            <text:p>CONN_1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2</text:p>
          </table:table-cell>
          <table:table-cell office:value-type="string">
            <text:p>frep:Pin_Header_Straight_1x08</text:p>
          </table:table-cell>
          <table:table-cell office:value-type="string">
            <text:p>conn</text:p>
          </table:table-cell>
          <table:table-cell office:value-type="string">
            <text:p>CONN_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3</text:p>
          </table:table-cell>
          <table:table-cell office:value-type="string">
            <text:p>frep:Pin_Header_Straight_1x08</text:p>
          </table:table-cell>
          <table:table-cell office:value-type="string">
            <text:p>conn</text:p>
          </table:table-cell>
          <table:table-cell office:value-type="string">
            <text:p>CONN_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4</text:p>
          </table:table-cell>
          <table:table-cell office:value-type="string">
            <text:p>frep:Pin_Header_Straight_1x06</text:p>
          </table:table-cell>
          <table:table-cell office:value-type="string">
            <text:p>conn</text:p>
          </table:table-cell>
          <table:table-cell office:value-type="string">
            <text:p>CONN_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1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1</text:p>
          </table:table-cell>
          <table:table-cell office:value-type="string">
            <text:p>frep:Diode-MiniMELF_Handsoldering</text:p>
          </table:table-cell>
          <table:table-cell office:value-type="string">
            <text:p>device</text:p>
          </table:table-cell>
          <table:table-cell office:value-type="string">
            <text:p>DIOD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4</text:p>
          </table:table-cell>
          <table:table-cell office:value-type="string">
            <text:p>frep:TACTILE-PTH</text:p>
          </table:table-cell>
          <table:table-cell office:value-type="string">
            <text:p>frep</text:p>
          </table:table-cell>
          <table:table-cell office:value-type="string">
            <text:p>TAC_SWITCH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INDUCTO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6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7</text:p>
          </table:table-cell>
          <table:table-cell office:value-type="string">
            <text:p>frep:Pin_Proto_Straight_2x03</text:p>
          </table:table-cell>
          <table:table-cell office:value-type="string">
            <text:p>conn</text:p>
          </table:table-cell>
          <table:table-cell office:value-type="string">
            <text:p>CONN_3X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3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4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5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6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5</text:p>
          </table:table-cell>
          <table:table-cell office:value-type="string">
            <text:p>frep:TACTILE-PTH</text:p>
          </table:table-cell>
          <table:table-cell office:value-type="string">
            <text:p>frep</text:p>
          </table:table-cell>
          <table:table-cell office:value-type="string">
            <text:p>TAC_SWITCH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3</text:p>
          </table:table-cell>
          <table:table-cell office:value-type="string">
            <text:p>frep:Vertical_USB_Mini_B</text:p>
          </table:table-cell>
          <table:table-cell office:value-type="string">
            <text:p>frep</text:p>
          </table:table-cell>
          <table:table-cell office:value-type="string">
            <text:p>USB-MINI-B-Ver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rep:C1812</text:p>
          </table:table-cell>
          <table:table-cell office:value-type="string">
            <text:p>device</text:p>
          </table:table-cell>
          <table:table-cell office:value-type="string">
            <text:p>FUS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AP733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frep:R1206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.10AUCT-ND</text:p>
          </table:table-cell>
          <table:table-cell office:value-type="float" office:value="21866">
            <text:p>21866</text:p>
          </table:table-cell>
          <table:table-cell office:value-type="string">
            <text:p>RES SMD 0.1 OHM 1% 1W 1206</text:p>
          </table:table-cell>
          <table:table-cell office:value-type="string">
            <text:p>Panasonic Electronic Components</text:p>
          </table:table-cell>
          <table:table-cell office:value-type="string">
            <text:p>0.71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5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4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frep:SOIC8</text:p>
          </table:table-cell>
          <table:table-cell office:value-type="string">
            <text:p>frep</text:p>
          </table:table-cell>
          <table:table-cell office:value-type="string">
            <text:p>INA21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R1, VR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VR</text:p>
          </table:table-cell>
          <table:table-cell office:value-type="string">
            <text:p>478-5584-1-ND</text:p>
          </table:table-cell>
          <table:table-cell office:value-type="float" office:value="7336">
            <text:p>7336</text:p>
          </table:table-cell>
          <table:table-cell office:value-type="string">
            <text:p>VARISTOR 10.8V 40A 0805</text:p>
          </table:table-cell>
          <table:table-cell office:value-type="string">
            <text:p>AVX Corporation</text:p>
          </table:table-cell>
          <table:table-cell office:value-type="string">
            <text:p>0.59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</table:table>
      <table:database-ranges>
        <table:database-range table:name="__Anonymous_Sheet_DB__1" table:target-range-address="Tabelle1.A1:Tabelle1.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13.07.2015</text:date>, <text:time>18:4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8:46:49</dc:date>
    <dc:creator>Pascal Frehner</dc:creator>
    <meta:document-statistic meta:table-count="1" meta:cell-count="500" meta:object-count="0"/>
    <meta:generator>OpenOffice/4.1.1$Unix OpenOffice.org_project/411m6$Build-9775</meta:generator>
  </office:meta>
</office:document-meta>
</file>